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7" style:parent-style-name="JobTitlebold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4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/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8" style:parent-style-name="JobTitlebold" style:family="paragraph">
      <style:paragraph-properties fo:margin-left="0.75in">
        <style:tab-stops/>
      </style:paragraph-properties>
    </style:style>
    <style:style style:name="T4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0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line-height="103%"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0" style:parent-style-name="JobTitlebold" style:family="paragraph">
      <style:paragraph-properties fo:margin-left="0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</style:style>
    <style:style style:name="T8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9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>
      <style:paragraph-properties fo:margin-left="0.75in">
        <style:tab-stops/>
      </style:paragraph-properties>
    </style:style>
    <style:style style:name="P94" style:parent-style-name="JobTitlebold" style:family="paragraph">
      <style:paragraph-properties fo:margin-left="0.75in">
        <style:tab-stops/>
      </style:paragraph-properties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P96" style:parent-style-name="JobTitlebold" style:family="paragraph"/>
    <style:style style:name="T9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paragraph-properties fo:margin-left="0.75in">
        <style:tab-stops/>
      </style:paragraph-properties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6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7" style:parent-style-name="DefaultParagraphFont" style:family="text">
      <style:text-properties style:font-name="Cambria" fo:font-size="16pt" style:font-size-asian="16pt" style:font-size-complex="16pt"/>
    </style:style>
    <style:style style:name="P108" style:parent-style-name="BulletPoints" style:family="paragraph">
      <style:paragraph-properties fo:margin-left="0.25in" fo:text-indent="-0.25in">
        <style:tab-stops/>
      </style:paragraph-properties>
    </style:style>
    <style:style style:name="P109" style:parent-style-name="BulletPoints" style:family="paragraph">
      <style:text-properties fo:font-size="12pt" style:font-size-asian="12pt" style:font-size-complex="12pt"/>
    </style:style>
    <style:style style:name="P110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111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3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mbria" fo:color="#0070C0" fo:font-size="16pt" style:font-size-asian="16pt" style:font-size-complex="16pt"/>
    </style:style>
    <style:style style:name="T115" style:parent-style-name="DefaultParagraphFont" style:family="text">
      <style:text-properties style:font-name="Cambria" fo:font-size="16pt" style:font-size-asian="16pt" style:font-size-complex="16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0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2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/>
    <style:style style:name="T12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0" style:parent-style-name="JobTitlebold" style:family="paragraph"/>
    <style:style style:name="T13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2" style:parent-style-name="JobTitlebold" style:family="paragraph"/>
    <style:style style:name="T13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6" style:parent-style-name="JobTitlebold" style:family="paragraph"/>
    <style:style style:name="T1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8" style:parent-style-name="JobTitlebold" style:family="paragraph"/>
    <style:style style:name="T1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0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>
        <style:tab-stops>
          <style:tab-stop style:type="right" style:position="-5.75in"/>
        </style:tab-stops>
      </style:paragraph-properties>
    </style:style>
    <style:style style:name="T1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4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femzrd [Engineering Manager]</text:span><text:tab/><text:span text:style-name="T35"><text:s/></text:span><text:tab/><text:tab/><text:tab/><text:tab/><text:tab/><text:span text:style-name="T36">Mar’19-Now</text:span></text:p>
        </text:list-item>
      </text:list>
      <text:p text:style-name="P37"><text:span text:style-name="T38">Executing agile software development life cycle on broad set of technologies and integrations delivering Web3<text:s/></text:span><text:a xlink:href="https://trufflesuite.com/" office:target-frame-name="_top" xlink:show="replace"><text:span text:style-name="T39">products</text:span></text:a><text:span text:style-name="T40"><text:s/>and Blockchain-as-a-Service (BaaS)<text:s/></text:span><text:a xlink:href="https://www.hyperledger.org/" office:target-frame-name="_top" xlink:show="replace"><text:span text:style-name="T41">solutions</text:span></text:a><text:span text:style-name="T42"><text:s/>for startups.<text:s/></text:span></text:p>
      <text:p text:style-name="P43"/>
      <text:p text:style-name="P44"/>
      <text:list text:style-name="LFO3" text:continue-numbering="true">
        <text:list-item>
          <text:p text:style-name="P45"><text:span text:style-name="T46">TIMES INTERNET [Frontend Developer at Manager Level 2]</text:span><text:tab/><text:span text:style-name="T47"><text:s text:c="11"/>Nov’17-Feb’19</text:span></text:p>
        </text:list-item>
      </text:list>
      <text:p text:style-name="P48"><text:span text:style-name="T49">Joined<text:s/></text:span><text:a xlink:href="https://economictimes.indiatimes.com/" office:target-frame-name="_top" xlink:show="replace"><text:span text:style-name="T50">ETB2B</text:span></text:a><text:span text:style-name="T51"><text:s/>at Times Internet, composed “cross-domain” tech orchestrations<text:s/></text:span><text:span text:style-name="T52">across full stack nativity</text:span><text:span text:style-name="T53">, on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 and multi-variant performance injections, involving PWAs, WebApps, GraphQL API Gateways, Micro-CM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/>
      <text:p text:style-name="P61"/>
      <text:list text:style-name="LFO3" text:continue-numbering="true">
        <text:list-item>
          <text:p text:style-name="P62"><text:span text:style-name="T63">consert [Founder]</text:span><text:tab/><text:tab/><text:tab/><text:tab/><text:tab/><text:tab/><text:span text:style-name="T64"><text:s text:c="24"/>Aug’16-Oct’17</text:span></text:p>
        </text:list-item>
      </text:list>
      <text:p text:style-name="P65"><text:span text:style-name="T66">Founded a tech startup that recommended live music videos to users. The Tech Stack comprised mainly of<text:s/></text:span><text:a xlink:href="https://github.com/prateekrastogi/consert.frontend" office:target-frame-name="_top" xlink:show="replace"><text:span text:style-name="T67">Next.js</text:span></text:a><text:span text:style-name="T68">,<text:s/></text:span><text:a xlink:href="https://github.com/prateekrastogi/andlit" office:target-frame-name="_top" xlink:show="replace"><text:span text:style-name="T69">Semantic UI, React Apollo, Redux, Redux-Saga</text:span></text:a><text:span text:style-name="T70">,<text:s/></text:span><text:a xlink:href="https://github.com/prateekrastogi/bakendi" office:target-frame-name="_top" xlink:show="replace"><text:span text:style-name="T71">Feathers</text:span></text:a><text:span text:style-name="T72">,<text:s/></text:span><text:a xlink:href="https://github.com/prateekrastogi/consert.seeder" office:target-frame-name="_top" xlink:show="replace"><text:span text:style-name="T73">RxJS, Ramda, Lodash, MongoDB</text:span></text:a><text:span text:style-name="T74">,</text:span><text:span text:style-name="T75"><text:s/></text:span><text:a xlink:href="https://github.com/prateekrastogi/consert.recommender" office:target-frame-name="_top" xlink:show="replace"><text:span text:style-name="T76">Universal Recommender</text:span></text:a><text:span text:style-name="T77">,<text:s/></text:span><text:a xlink:href="https://github.com/prateekrastogi/consert.deployment" office:target-frame-name="_top" xlink:show="replace"><text:span text:style-name="T78">Docker, and Kubernetes</text:span></text:a><text:span text:style-name="T79"><text:s/>stitched in MVVM architecture.</text:span></text:p>
      <text:p text:style-name="P80"/>
      <text:p text:style-name="P81"/>
      <text:list text:style-name="LFO3" text:continue-numbering="true">
        <text:list-item>
          <text:p text:style-name="P82"><text:span text:style-name="T83">FICO [Software Engineer-I] <text:s text:c="2"/></text:span><text:tab/><text:tab/><text:tab/><text:tab/><text:tab/><text:span text:style-name="T84"><text:s text:c="26"/>Jun’14-Jul’16</text:span></text:p>
        </text:list-item>
      </text:list>
      <text:p text:style-name="P85"><text:span text:style-name="T86">Worked at Fair Isaac (FICO), where developed a<text:s/></text:span><text:a xlink:href="https://www.fico.com/en/products/fico-decision-management-platform" office:target-frame-name="_top" xlink:show="replace"><text:span text:style-name="T87">FICO DMP</text:span></text:a><text:span text:style-name="T8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89">Spring Boot</text:span><text:span text:style-name="T90">,<text:s/></text:span><text:span text:style-name="T91">Spring Data</text:span></text:a><text:span text:style-name="T92">, Google Guava, Hibernate, TestNG, Mockito, and Selenium, and deployed on an PaaS.<text:s/></text:span><text:tab/></text:p>
      <text:p text:style-name="P93"/>
      <text:p text:style-name="P94"/>
      <text:p text:style-name="P95"/>
      <text:list text:style-name="LFO3" text:continue-numbering="true">
        <text:list-item>
          <text:p text:style-name="P96"><text:span text:style-name="T97">UMONS [Summer Trainee]</text:span><text:tab/><text:tab/><text:tab/><text:tab/><text:tab/><text:tab/><text:span text:style-name="T98"><text:s text:c="12"/>May’13-Jul’13</text:span></text:p>
        </text:list-item>
      </text:list>
      <text:p text:style-name="P99"><text:span text:style-name="T100">Interned in University of Mons, Belgium, evolving R<text:s/></text:span><text:a xlink:href="https://github.com/prateekrastogi/Evolution-of-R" office:target-frame-name="_top" xlink:show="replace"><text:span text:style-name="T101">projects</text:span></text:a><text:span text:style-name="T102"><text:s/>about source code ecological data, crisscrossing many, any, or packages in<text:s/></text:span><text:a xlink:href="https://cran.r-project.org/src/contrib/Archive/" office:target-frame-name="_top" xlink:show="replace"><text:span text:style-name="T103">CRAN</text:span></text:a><text:span text:style-name="T104">.</text:span></text:p>
      <text:p text:style-name="P105"/>
      <text:p text:style-name="P106"/>
      <text:p text:style-name="ResumeHeadings"><text:span text:style-name="T107">Education</text:span></text:p>
      <text:p text:style-name="P108"/>
      <text:list text:style-name="LFO3" text:continue-numbering="true">
        <text:list-item>
          <text:p text:style-name="P109">Conferred Bachelor of Technology in Computer Science and Engineering by IIT Guwahati<text:s/></text:p>
        </text:list-item>
      </text:list>
      <text:p text:style-name="P110">(Indian Institute of Technology Guwahati).</text:p>
      <text:p text:style-name="P111">2010 – 2014</text:p>
      <text:p text:style-name="P112"/>
      <text:p text:style-name="P113"/>
      <text:p text:style-name="ResumeHeadings"><text:span text:style-name="T114"><draw:connector draw:type="line" svg:x1="0in" svg:y1="0in" svg:x2="0in" svg:y2="9.7in" draw:z-index="251707392" draw:id="id3" draw:style-name="a3" draw:name="Line 2" text:anchor-type="paragraph"><svg:title/><svg:desc/></draw:connector></text:span><text:span text:style-name="T115">Skills</text:span></text:p>
      <text:p text:style-name="P116"/>
      <text:p text:style-name="P117">Programming:</text:p>
      <text:list text:style-name="LFO3" text:continue-numbering="true">
        <text:list-item>
          <text:p text:style-name="P118"><text:span text:style-name="T119">Rust, JavaScript, TypeScript, JSX, JSON, Java, R, C#, C++, C.</text:span></text:p>
        </text:list-item>
      </text:list>
      <text:p text:style-name="P120"/>
      <text:p text:style-name="P121">Software Development:</text:p>
      <text:list text:style-name="LFO3" text:continue-numbering="true">
        <text:list-item>
          <text:p text:style-name="P122"><text:span text:style-name="T123">WebExtensions, Gatsby, Strapi, Apollo Server, LoopBack, Next.js, Nuxt.js, and Express. <text:s/></text:span></text:p>
        </text:list-item>
        <text:list-item>
          <text:p text:style-name="P124"><text:span text:style-name="T125">RxJS, Ramda, Lodash, Workbox, StandardJS, TSLint, Jest, and Cypress.<text:s/></text:span></text:p>
        </text:list-item>
        <text:list-item>
          <text:p text:style-name="P126"><text:span text:style-name="T127">React, Ant Design, Redux, Redux-Saga, and React Apollo.<text:s/></text:span></text:p>
        </text:list-item>
        <text:list-item>
          <text:p text:style-name="P128"><text:span text:style-name="T129">webpack, Babel, Yarn, and npm.</text:span></text:p>
        </text:list-item>
        <text:list-item>
          <text:p text:style-name="P130"><text:span text:style-name="T131">Spring Boot, Spring Data, Hibernate, Google Guava, TestNG, Mockito, Selenium, and Maven.</text:span></text:p>
        </text:list-item>
        <text:list-item>
          <text:p text:style-name="P132"><text:span text:style-name="T133">MongoDB, MySQL, and Cosmos DB.</text:span></text:p>
        </text:list-item>
      </text:list>
      <text:p text:style-name="P134"/>
      <text:p text:style-name="P135">Cloud Computing:</text:p>
      <text:list text:style-name="LFO3" text:continue-numbering="true">
        <text:list-item>
          <text:p text:style-name="P136"><text:span text:style-name="T137">Helm, Knative, Kubernetes, Istio, Docker Compose, Docker, and Vagrant.</text:span></text:p>
        </text:list-item>
        <text:list-item>
          <text:p text:style-name="P138"><text:span text:style-name="T139">CNCF, Google Cloud Platform (GCP), Microsoft Azure, and Amazon Web Services (AWS).</text:span></text:p>
        </text:list-item>
      </text:list>
      <text:p text:style-name="P140"/>
      <text:p text:style-name="P141">Utilities:</text:p>
      <text:list text:style-name="LFO3" text:continue-numbering="true">
        <text:list-item>
          <text:p text:style-name="P142"><text:span text:style-name="T143">Git, Jira, Jenkins, APM, CDN, ADN, Microsoft Office, and any OS.</text:span></text:p>
        </text:list-item>
        <text:list-item>
          <text:p text:style-name="P144"><text:span text:style-name="T145">Visual Studio Code, Chrome DevTools, WebStorm, IntelliJ IDEA, Eclipse,<text:s/></text:span><text:line-break/><text:span text:style-name="T146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5-28T16:49:00Z</meta:creation-date>
    <dc:date>2023-05-28T16:49:00Z</dc:date>
    <meta:print-date>2009-06-18T17:50:00Z</meta:print-date>
    <meta:template xlink:href="Prateek%20Rastogi-final%20-%20Copy.dotx" xlink:type="simple"/>
    <meta:editing-cycles>18</meta:editing-cycles>
    <meta:editing-duration>PT0S</meta:editing-duration>
    <meta:user-defined meta:name="_TemplateID">TC019533809991</meta:user-defined>
    <meta:document-statistic meta:page-count="1" meta:paragraph-count="8" meta:word-count="612" meta:character-count="4093" meta:row-count="29" meta:non-whitespace-character-count="3489"/>
  </office:meta>
</office:document-meta>
</file>